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7cm" fo:min-width="9.0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513cm" fo:min-width="9.0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195cm" fo:min-width="9.34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3.62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4.89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73cm" fo:min-width="7.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4.127cm" svg:x="5.762cm" svg:y="6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9cm" svg:height="1.673cm" svg:x="7.667cm" svg:y="7.35cm">
          <draw:text-box>
            <text:p>Начать</text:p>
            <text:p/>
          </draw:text-box>
        </draw:frame>
        <draw:custom-shape draw:style-name="gr3" draw:text-style-name="P1" draw:layer="layout" svg:width="9.525cm" svg:height="4.763cm" svg:x="5.762cm" svg:y="11.477cm">
          <text:p text:style-name="P1">настройки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843cm" svg:height="4.445cm" svg:x="5.762cm" svg:y="18.145cm">
          <text:p text:style-name="P1">выход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2" draw:layer="layout" svg:width="2.907cm" svg:height="0.962cm" svg:x="3.857cm" svg:y="1.952cm">
          <draw:text-box>
            <text:p>“начать”</text:p>
          </draw:text-box>
        </draw:frame>
        <draw:frame draw:style-name="gr2" draw:text-style-name="P2" draw:layer="layout" svg:width="6.518cm" svg:height="0.962cm" svg:x="7.667cm" svg:y="7.985cm">
          <draw:text-box>
            <text:p>Количество раундов</text:p>
          </draw:text-box>
        </draw:frame>
        <draw:frame draw:style-name="gr2" draw:text-style-name="P2" draw:layer="layout" svg:width="6.073cm" svg:height="0.962cm" svg:x="7.35cm" svg:y="13.7cm">
          <draw:text-box>
            <text:p>Кол-во ботов(мб 0)</text:p>
          </draw:text-box>
        </draw:frame>
      </draw:page>
      <draw:page draw:name="page3" draw:style-name="dp1" draw:master-page-name="Default">
        <draw:frame draw:style-name="gr2" draw:text-style-name="P2" draw:layer="layout" svg:width="3.931cm" svg:height="0.962cm" svg:x="4.71cm" svg:y="1.952cm">
          <draw:text-box>
            <text:p>“настройки”</text:p>
          </draw:text-box>
        </draw:frame>
        <draw:frame draw:style-name="gr2" draw:text-style-name="P2" draw:layer="layout" svg:width="7.229cm" svg:height="1.673cm" svg:x="3.857cm" svg:y="7.032cm">
          <draw:text-box>
            <text:p>Раксладка клавиатуры</text:p>
            <text:p/>
          </draw:text-box>
        </draw:frame>
        <draw:frame draw:style-name="gr2" draw:text-style-name="P2" draw:layer="layout" svg:width="4.477cm" svg:height="1.673cm" svg:x="4.175cm" svg:y="11.16cm">
          <draw:text-box>
            <text:p>Выбор имени</text:p>
            <text:p/>
          </draw:text-box>
        </draw:frame>
        <draw:frame draw:style-name="gr2" draw:text-style-name="P2" draw:layer="layout" svg:width="4.287cm" svg:height="1.673cm" svg:x="5.445cm" svg:y="15.922cm">
          <draw:text-box>
            <text:p>Выбор цвета</text:p>
            <text:p/>
          </draw:text-box>
        </draw:frame>
        <draw:frame draw:style-name="gr2" draw:text-style-name="P2" draw:layer="layout" svg:width="7.182cm" svg:height="0.962cm" svg:x="4.492cm" svg:y="21.32cm">
          <draw:text-box>
            <text:p>Размер поля (список?)</text:p>
          </draw:text-box>
        </draw:frame>
        <draw:custom-shape draw:style-name="gr5" draw:text-style-name="P1" draw:layer="layout" svg:width="4.127cm" svg:height="1.905cm" svg:x="12.43cm" svg:y="24.177cm">
          <text:p text:style-name="P1">Save</text:p>
          <text:p text:style-name="P1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" draw:text-style-name="P2" draw:layer="layout" svg:width="2.742cm" svg:height="0.962cm" svg:x="3.857cm" svg:y="2.27cm">
          <draw:text-box>
            <text:p>“выход”</text:p>
          </draw:text-box>
        </draw:frame>
        <draw:custom-shape draw:style-name="gr6" draw:text-style-name="P1" draw:layer="layout" svg:width="5.398cm" svg:height="2.54cm" svg:x="3.222cm" svg:y="10.842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2cm" svg:height="2.223cm" svg:x="11.795cm" svg:y="10.842cm">
          <text:p text:style-name="P1">Вернуться в главное меню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4cm" svg:height="1.673cm" svg:x="8.302cm" svg:y="7.35cm">
          <draw:text-box>
            <text:p>Действительно хотите выйти?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30T15:46:43.453752037</meta:creation-date>
    <dc:date>2022-10-30T16:02:40.129793913</dc:date>
    <meta:editing-duration>PT4M16S</meta:editing-duration>
    <meta:editing-cycles>1</meta:editing-cycles>
    <meta:generator>LibreOffice/7.3.6.2$Linux_X86_64 LibreOffice_project/30$Build-2</meta:generator>
    <meta:document-statistic meta:object-count="17"/>
  </office:meta>
</office:document-meta>
</file>